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7433333333333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31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6373" table:default-cell-style-name="ce3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50699999999999" table:style-name="ce3">
            <text:p>1.02507</text:p>
          </table:table-cell>
          <table:table-cell office:value-type="float" office:value="-0.28549000000000002" table:style-name="ce3">
            <text:p>-0.28549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09599999999999" table:style-name="ce3">
            <text:p>1.05096</text:p>
          </table:table-cell>
          <table:table-cell office:value-type="float" office:value="-0.26383000000000001" table:style-name="ce3">
            <text:p>-0.26383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19799999999999" table:style-name="ce3">
            <text:p>1.04198</text:p>
          </table:table-cell>
          <table:table-cell office:value-type="float" office:value="-0.18715999999999999" table:style-name="ce3">
            <text:p>-0.18716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46800000000001" table:style-name="ce3">
            <text:p>1.04468</text:p>
          </table:table-cell>
          <table:table-cell office:value-type="float" office:value="-0.33341999999999999" table:style-name="ce3">
            <text:p>-0.33342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866000000000003" table:style-name="ce3">
            <text:p>0.78866</text:p>
          </table:table-cell>
          <table:table-cell office:value-type="float" office:value="-0.69782999999999995" table:style-name="ce3">
            <text:p>-0.69783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700000000000004" table:style-name="ce3">
            <text:p>0.917</text:p>
          </table:table-cell>
          <table:table-cell office:value-type="float" office:value="-0.50127999999999995" table:style-name="ce3">
            <text:p>-0.50128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3516000000000001" table:style-name="ce3">
            <text:p>0.83516</text:p>
          </table:table-cell>
          <table:table-cell office:value-type="float" office:value="-0.64802000000000004" table:style-name="ce3">
            <text:p>-0.64802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449" table:style-name="ce3">
            <text:p>0.88449</text:p>
          </table:table-cell>
          <table:table-cell office:value-type="float" office:value="-0.58779999999999999" table:style-name="ce3">
            <text:p>-0.5878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6002000000000001" table:style-name="ce3">
            <text:p>0.86002</text:p>
          </table:table-cell>
          <table:table-cell office:value-type="float" office:value="-0.63248000000000004" table:style-name="ce3">
            <text:p>-0.63248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492000000000003" table:style-name="ce3">
            <text:p>0.99492</text:p>
          </table:table-cell>
          <table:table-cell office:value-type="float" office:value="-0.41913" table:style-name="ce3">
            <text:p>-0.41913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20" table:style-name="ce3">
            <text:p>22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399000000000003" table:style-name="ce3">
            <text:p>0.98399</text:p>
          </table:table-cell>
          <table:table-cell office:value-type="float" office:value="-0.26463999999999999" table:style-name="ce3">
            <text:p>-0.26464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714999999999999" table:style-name="ce3">
            <text:p>0.88715</text:p>
          </table:table-cell>
          <table:table-cell office:value-type="float" office:value="-0.44292999999999999" table:style-name="ce3">
            <text:p>-0.44293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450999999999998" table:style-name="ce3">
            <text:p>0.84451</text:p>
          </table:table-cell>
          <table:table-cell office:value-type="float" office:value="-0.54393000000000002" table:style-name="ce3">
            <text:p>-0.54393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498999999999997" table:style-name="ce3">
            <text:p>0.91499</text:p>
          </table:table-cell>
          <table:table-cell office:value-type="float" office:value="-0.57577" table:style-name="ce3">
            <text:p>-0.57577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3566000000000005" table:style-name="ce3">
            <text:p>0.93566</text:p>
          </table:table-cell>
          <table:table-cell office:value-type="float" office:value="-0.49935000000000002" table:style-name="ce3">
            <text:p>-0.49935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1946000000000006" table:style-name="ce3">
            <text:p>0.91946</text:p>
          </table:table-cell>
          <table:table-cell office:value-type="float" office:value="-0.49724000000000002" table:style-name="ce3">
            <text:p>-0.49724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506999999999995" table:style-name="ce3">
            <text:p>0.92507</text:p>
          </table:table-cell>
          <table:table-cell office:value-type="float" office:value="-0.45728999999999997" table:style-name="ce3">
            <text:p>-0.45729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06000000000004" table:style-name="ce3">
            <text:p>0.97706</text:p>
          </table:table-cell>
          <table:table-cell office:value-type="float" office:value="-0.34466000000000002" table:style-name="ce3">
            <text:p>-0.34466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466999999999995" table:style-name="ce3">
            <text:p>0.87467</text:p>
          </table:table-cell>
          <table:table-cell office:value-type="float" office:value="-0.57538" table:style-name="ce3">
            <text:p>-0.57538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7676000000000001" table:style-name="ce3">
            <text:p>0.77676</text:p>
          </table:table-cell>
          <table:table-cell office:value-type="float" office:value="-0.66964000000000001" table:style-name="ce3">
            <text:p>-0.66964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9462999999999995" table:style-name="ce3">
            <text:p>0.79463</text:p>
          </table:table-cell>
          <table:table-cell office:value-type="float" office:value="-0.65268000000000004" table:style-name="ce3">
            <text:p>-0.65268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78508" table:style-name="ce3">
            <text:p>0.78508</text:p>
          </table:table-cell>
          <table:table-cell office:value-type="float" office:value="-0.64070000000000005" table:style-name="ce3">
            <text:p>-0.6407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118999999999998" table:style-name="ce3">
            <text:p>0.95119</text:p>
          </table:table-cell>
          <table:table-cell office:value-type="float" office:value="-0.25869999999999999" table:style-name="ce3">
            <text:p>-0.2587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48999999999999" table:style-name="ce3">
            <text:p>1.0549</text:p>
          </table:table-cell>
          <table:table-cell office:value-type="float" office:value="-0.16045999999999999" table:style-name="ce3">
            <text:p>-0.16046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0" table:style-name="ce3">
            <text:p>13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738799999999999" table:style-name="ce3">
            <text:p>1.07388</text:p>
          </table:table-cell>
          <table:table-cell office:value-type="float" office:value="-4.9489999999999999E-2" table:style-name="ce3">
            <text:p>-0.04949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4825000000000004" table:style-name="ce3">
            <text:p>0.94825</text:p>
          </table:table-cell>
          <table:table-cell office:value-type="float" office:value="-0.27046999999999999" table:style-name="ce3">
            <text:p>-0.27047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397000000000002" table:style-name="ce3">
            <text:p>0.99397</text:p>
          </table:table-cell>
          <table:table-cell office:value-type="float" office:value="-0.39306000000000002" table:style-name="ce3">
            <text:p>-0.39306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760000000000002" table:style-name="ce3">
            <text:p>0.9776</text:p>
          </table:table-cell>
          <table:table-cell office:value-type="float" office:value="-0.33333000000000002" table:style-name="ce3">
            <text:p>-0.33333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641999999999995" table:style-name="ce3">
            <text:p>0.96642</text:p>
          </table:table-cell>
          <table:table-cell office:value-type="float" office:value="-0.45590999999999998" table:style-name="ce3">
            <text:p>-0.45591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435000000000003" table:style-name="ce3">
            <text:p>0.82435</text:p>
          </table:table-cell>
          <table:table-cell office:value-type="float" office:value="-0.52771999999999997" table:style-name="ce3">
            <text:p>-0.52772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226999999999996" table:style-name="ce3">
            <text:p>0.96227</text:p>
          </table:table-cell>
          <table:table-cell office:value-type="float" office:value="-0.42875999999999997" table:style-name="ce3">
            <text:p>-0.42876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0888000000000004" table:style-name="ce3">
            <text:p>0.80888</text:p>
          </table:table-cell>
          <table:table-cell office:value-type="float" office:value="-0.66874" table:style-name="ce3">
            <text:p>-0.66874</text:p>
          </table:table-cell>
          <table:table-cell table:number-columns-repeated="16376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8270999999999999" table:style-name="ce3">
            <text:p>0.88271</text:p>
          </table:table-cell>
          <table:table-cell office:value-type="float" office:value="-0.51285999999999998" table:style-name="ce3">
            <text:p>-0.51286</text:p>
          </table:table-cell>
          <table:table-cell table:number-columns-repeated="16376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733000000000001" table:style-name="ce3">
            <text:p>0.82733</text:p>
          </table:table-cell>
          <table:table-cell office:value-type="float" office:value="-0.59879000000000004" table:style-name="ce3">
            <text:p>-0.59879</text:p>
          </table:table-cell>
          <table:table-cell table:number-columns-repeated="16376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494999999999997" table:style-name="ce3">
            <text:p>0.95495</text:p>
          </table:table-cell>
          <table:table-cell office:value-type="float" office:value="-0.56315000000000004" table:style-name="ce3">
            <text:p>-0.56315</text:p>
          </table:table-cell>
          <table:table-cell table:number-columns-repeated="16376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782000000000004" table:style-name="ce3">
            <text:p>0.87782</text:p>
          </table:table-cell>
          <table:table-cell office:value-type="float" office:value="-0.61107" table:style-name="ce3">
            <text:p>-0.61107</text:p>
          </table:table-cell>
          <table:table-cell table:number-columns-repeated="16376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12999999999999" table:style-name="ce3">
            <text:p>1.0513</text:p>
          </table:table-cell>
          <table:table-cell office:value-type="float" office:value="-0.19917000000000001" table:style-name="ce3">
            <text:p>-0.19917</text:p>
          </table:table-cell>
          <table:table-cell table:number-columns-repeated="16376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782" table:style-name="ce3">
            <text:p>1.04782</text:p>
          </table:table-cell>
          <table:table-cell office:value-type="float" office:value="-0.12291000000000001" table:style-name="ce3">
            <text:p>-0.12291</text:p>
          </table:table-cell>
          <table:table-cell table:number-columns-repeated="16376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563400000000001" table:style-name="ce3">
            <text:p>1.05634</text:p>
          </table:table-cell>
          <table:table-cell office:value-type="float" office:value="-8.8050000000000003E-2" table:style-name="ce3">
            <text:p>-0.08805</text:p>
          </table:table-cell>
          <table:table-cell table:number-columns-repeated="16376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979" table:style-name="ce3">
            <text:p>1.06979</text:p>
          </table:table-cell>
          <table:table-cell office:value-type="float" office:value="2.104E-2" table:style-name="ce3">
            <text:p>0.02104</text:p>
          </table:table-cell>
          <table:table-cell table:number-columns-repeated="16376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459400000000001" table:style-name="ce3">
            <text:p>1.04594</text:p>
          </table:table-cell>
          <table:table-cell office:value-type="float" office:value="-0.22561999999999999" table:style-name="ce3">
            <text:p>-0.22562</text:p>
          </table:table-cell>
          <table:table-cell table:number-columns-repeated="16376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190999999999995" table:style-name="ce3">
            <text:p>0.98191</text:p>
          </table:table-cell>
          <table:table-cell office:value-type="float" office:value="-0.40812999999999999" table:style-name="ce3">
            <text:p>-0.40813</text:p>
          </table:table-cell>
          <table:table-cell table:number-columns-repeated="16376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52999999999999" table:style-name="ce3">
            <text:p>0.95753</text:p>
          </table:table-cell>
          <table:table-cell office:value-type="float" office:value="-0.53598999999999997" table:style-name="ce3">
            <text:p>-0.53599</text:p>
          </table:table-cell>
          <table:table-cell table:number-columns-repeated="16376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894000000000004" table:style-name="ce3">
            <text:p>0.98894</text:p>
          </table:table-cell>
          <table:table-cell office:value-type="float" office:value="-0.17441000000000001" table:style-name="ce3">
            <text:p>-0.17441</text:p>
          </table:table-cell>
          <table:table-cell table:number-columns-repeated="16376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7665000000000002" table:style-name="ce3">
            <text:p>0.97665</text:p>
          </table:table-cell>
          <table:table-cell office:value-type="float" office:value="-0.20966000000000001" table:style-name="ce3">
            <text:p>-0.20966</text:p>
          </table:table-cell>
          <table:table-cell table:number-columns-repeated="16376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8406000000000005" table:style-name="ce3">
            <text:p>0.98406</text:p>
          </table:table-cell>
          <table:table-cell office:value-type="float" office:value="-0.18822" table:style-name="ce3">
            <text:p>-0.18822</text:p>
          </table:table-cell>
          <table:table-cell table:number-columns-repeated="16376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9628000000000005" table:style-name="ce3">
            <text:p>0.99628</text:p>
          </table:table-cell>
          <table:table-cell office:value-type="float" office:value="-0.27522999999999997" table:style-name="ce3">
            <text:p>-0.27523</text:p>
          </table:table-cell>
          <table:table-cell table:number-columns-repeated="16376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6848999999999996" table:style-name="ce3">
            <text:p>0.96849</text:p>
          </table:table-cell>
          <table:table-cell office:value-type="float" office:value="-0.30070000000000002" table:style-name="ce3">
            <text:p>-0.3007</text:p>
          </table:table-cell>
          <table:table-cell table:number-columns-repeated="16376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636999999999996" table:style-name="ce3">
            <text:p>0.84637</text:p>
          </table:table-cell>
          <table:table-cell office:value-type="float" office:value="-0.53259000000000001" table:style-name="ce3">
            <text:p>-0.53259</text:p>
          </table:table-cell>
          <table:table-cell table:number-columns-repeated="16376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2251000000000005" table:style-name="ce3">
            <text:p>0.92251</text:p>
          </table:table-cell>
          <table:table-cell office:value-type="float" office:value="-0.41436000000000001" table:style-name="ce3">
            <text:p>-0.41436</text:p>
          </table:table-cell>
          <table:table-cell table:number-columns-repeated="16376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610999999999999" table:style-name="ce3">
            <text:p>1.0611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1.0222100000000001" table:style-name="ce3">
            <text:p>1.02221</text:p>
          </table:table-cell>
          <table:table-cell office:value-type="float" office:value="-0.28464" table:style-name="ce3">
            <text:p>-0.28464</text:p>
          </table:table-cell>
          <table:table-cell table:number-columns-repeated="16376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711000000000002" table:style-name="ce3">
            <text:p>0.95711</text:p>
          </table:table-cell>
          <table:table-cell office:value-type="float" office:value="-0.51820999999999995" table:style-name="ce3">
            <text:p>-0.51821</text:p>
          </table:table-cell>
          <table:table-cell table:number-columns-repeated="16376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357000000000003" table:style-name="ce3">
            <text:p>0.95357</text:p>
          </table:table-cell>
          <table:table-cell office:value-type="float" office:value="-0.50865000000000005" table:style-name="ce3">
            <text:p>-0.50865</text:p>
          </table:table-cell>
          <table:table-cell table:number-columns-repeated="16376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2608999999999999" table:style-name="ce3">
            <text:p>0.82609</text:p>
          </table:table-cell>
          <table:table-cell office:value-type="float" office:value="-0.58387" table:style-name="ce3">
            <text:p>-0.58387</text:p>
          </table:table-cell>
          <table:table-cell table:number-columns-repeated="16376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4206000000000003" table:style-name="ce3">
            <text:p>0.84206</text:p>
          </table:table-cell>
          <table:table-cell office:value-type="float" office:value="-0.59140999999999999" table:style-name="ce3">
            <text:p>-0.59141</text:p>
          </table:table-cell>
          <table:table-cell table:number-columns-repeated="16376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95245999999999997" table:style-name="ce3">
            <text:p>0.95246</text:p>
          </table:table-cell>
          <table:table-cell office:value-type="float" office:value="-0.39207999999999998" table:style-name="ce3">
            <text:p>-0.39208</text:p>
          </table:table-cell>
          <table:table-cell table:number-columns-repeated="16376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.05" table:style-name="ce3">
            <text:p>1.05</text:p>
          </table:table-cell>
          <table:table-cell office:value-type="float" office:value="0.95" table:style-name="ce3">
            <text:p>0.95</text:p>
          </table:table-cell>
          <table:table-cell office:value-type="float" office:value="0.87878999999999996" table:style-name="ce3">
            <text:p>0.87879</text:p>
          </table:table-cell>
          <table:table-cell office:value-type="float" office:value="-0.51483999999999996" table:style-name="ce3">
            <text:p>-0.51484</text:p>
          </table:table-cell>
          <table:table-cell table:number-columns-repeated="16376"/>
        </table:table-row>
        <table:table-row table:number-rows-repeated="104851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80" table:default-cell-style-name="ce5"/>
        <table:table-row table:style-name="ro2"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office:value-type="string" table:style-name="ce4">
            <text:p>g (pu)</text:p>
          </table:table-cell>
          <table:table-cell office:value-type="string" table:style-name="ce4">
            <text:p>b (pu)</text:p>
          </table:table-cell>
          <table:table-cell office:value-type="string" table:style-name="ce4">
            <text:p>g_sh (pu)</text:p>
          </table:table-cell>
          <table:table-cell office:value-type="string" table:style-name="ce4">
            <text:p>b_sh (pu)</text:p>
          </table:table-cell>
          <table:table-cell office:value-type="string" table:style-name="ce4">
            <text:p>RATE_A</text:p>
          </table:table-cell>
          <table:table-cell office:value-type="string" table:style-name="ce4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-14" table:style-name="ce5">
            <text:p>-14</text:p>
          </table:table-cell>
          <table:table-cell office:value-type="float" office:value="0" table:style-name="ce5">
            <text:p>0</text:p>
          </table:table-cell>
          <table:table-cell office:value-type="float" office:value="1.3804E-2" table:style-name="ce5">
            <text:p>0.01380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" table:style-name="ce3">
            <text:p>2</text:p>
          </table:table-cell>
          <table:table-cell office:value-type="float" office:value="24" table:style-name="ce3">
            <text:p>24</text:p>
          </table:table-cell>
          <table:table-cell office:value-type="float" office:value="1.6902781499999999" table:style-name="ce5">
            <text:p>1.69027815</text:p>
          </table:table-cell>
          <table:table-cell office:value-type="float" office:value="-10.84773444" table:style-name="ce5">
            <text:p>-10.84773444</text:p>
          </table:table-cell>
          <table:table-cell office:value-type="float" office:value="0" table:style-name="ce5">
            <text:p>0</text:p>
          </table:table-cell>
          <table:table-cell office:value-type="float" office:value="1.8051999999999999E-2" table:style-name="ce5">
            <text:p>0.01805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" table:style-name="ce3">
            <text:p>3</text:p>
          </table:table-cell>
          <table:table-cell office:value-type="float" office:value="24" table:style-name="ce3">
            <text:p>24</text:p>
          </table:table-cell>
          <table:table-cell office:value-type="float" office:value="2.7394776300000001" table:style-name="ce5">
            <text:p>2.73947763</text:p>
          </table:table-cell>
          <table:table-cell office:value-type="float" office:value="-19.61744573" table:style-name="ce5">
            <text:p>-19.61744573</text:p>
          </table:table-cell>
          <table:table-cell office:value-type="float" office:value="0" table:style-name="ce5">
            <text:p>0</text:p>
          </table:table-cell>
          <table:table-cell office:value-type="float" office:value="1.0088E-2" table:style-name="ce5">
            <text:p>0.01008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5" table:style-name="ce3">
            <text:p>25</text:p>
          </table:table-cell>
          <table:table-cell office:value-type="float" office:value="4" table:style-name="ce3">
            <text:p>4</text:p>
          </table:table-cell>
          <table:table-cell office:value-type="float" office:value="0.73349633000000003" table:style-name="ce5">
            <text:p>0.73349633</text:p>
          </table:table-cell>
          <table:table-cell office:value-type="float" office:value="-4.8899755499999999" table:style-name="ce5">
            <text:p>-4.88997555</text:p>
          </table:table-cell>
          <table:table-cell office:value-type="float" office:value="0" table:style-name="ce5">
            <text:p>0</text:p>
          </table:table-cell>
          <table:table-cell office:value-type="float" office:value="3.0262000000000001E-2" table:style-name="ce5">
            <text:p>0.03026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6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2.7027027000000001" table:style-name="ce5">
            <text:p>2.7027027</text:p>
          </table:table-cell>
          <table:table-cell office:value-type="float" office:value="-16.21621622" table:style-name="ce5">
            <text:p>-16.21621622</text:p>
          </table:table-cell>
          <table:table-cell office:value-type="float" office:value="0" table:style-name="ce5">
            <text:p>0</text:p>
          </table:table-cell>
          <table:table-cell office:value-type="float" office:value="1.2212000000000001E-2" table:style-name="ce5">
            <text:p>0.012212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.02368013" table:style-name="ce5">
            <text:p>1.02368013</text:p>
          </table:table-cell>
          <table:table-cell office:value-type="float" office:value="-8.2056257000000006" table:style-name="ce5">
            <text:p>-8.2056257</text:p>
          </table:table-cell>
          <table:table-cell office:value-type="float" office:value="0" table:style-name="ce5">
            <text:p>0</text:p>
          </table:table-cell>
          <table:table-cell office:value-type="float" office:value="2.4954E-2" table:style-name="ce5">
            <text:p>0.02495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0.47578520000000002" table:style-name="ce5">
            <text:p>0.4757852</text:p>
          </table:table-cell>
          <table:table-cell office:value-type="float" office:value="-3.5068778300000001" table:style-name="ce5">
            <text:p>-3.50687783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.54054053999999996" table:style-name="ce5">
            <text:p>0.54054054</text:p>
          </table:table-cell>
          <table:table-cell office:value-type="float" office:value="-3.24324324" table:style-name="ce5">
            <text:p>-3.24324324</text:p>
          </table:table-cell>
          <table:table-cell office:value-type="float" office:value="0" table:style-name="ce5">
            <text:p>0</text:p>
          </table:table-cell>
          <table:table-cell office:value-type="float" office:value="5.9993999999999999E-2" table:style-name="ce5">
            <text:p>0.059994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.5384615399999999" table:style-name="ce5">
            <text:p>1.53846154</text:p>
          </table:table-cell>
          <table:table-cell office:value-type="float" office:value="-12.30769231" table:style-name="ce5">
            <text:p>-12.30769231</text:p>
          </table:table-cell>
          <table:table-cell office:value-type="float" office:value="0" table:style-name="ce5">
            <text:p>0</text:p>
          </table:table-cell>
          <table:table-cell office:value-type="float" office:value="1.5928000000000001E-2" table:style-name="ce5">
            <text:p>0.015928</text:p>
          </table:table-cell>
          <table:table-cell office:value-type="float" office:value="1.75" table:style-name="ce5">
            <text:p>1.7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.4560877999999999" table:style-name="ce5">
            <text:p>1.4560878</text:p>
          </table:table-cell>
          <table:table-cell office:value-type="float" office:value="-10.916899219999999" table:style-name="ce5">
            <text:p>-10.91689922</text:p>
          </table:table-cell>
          <table:table-cell office:value-type="float" office:value="0" table:style-name="ce5">
            <text:p>0</text:p>
          </table:table-cell>
          <table:table-cell office:value-type="float" office:value="1.5206000000000001E-2" table:style-name="ce5">
            <text:p>0.015206</text:p>
          </table:table-cell>
          <table:table-cell office:value-type="float" office:value="2.5" table:style-name="ce5">
            <text:p>2.5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15.38461538" table:style-name="ce5">
            <text:p>15.38461538</text:p>
          </table:table-cell>
          <table:table-cell office:value-type="float" office:value="-123.07692308" table:style-name="ce5">
            <text:p>-123.0769231</text:p>
          </table:table-cell>
          <table:table-cell office:value-type="float" office:value="0" table:style-name="ce5">
            <text:p>0</text:p>
          </table:table-cell>
          <table:table-cell office:value-type="float" office:value="0.20106199999999999" table:style-name="ce5">
            <text:p>0.20106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1.65016502" table:style-name="ce5">
            <text:p>1.65016502</text:p>
          </table:table-cell>
          <table:table-cell office:value-type="float" office:value="-16.501650170000001" table:style-name="ce5">
            <text:p>-16.50165017</text:p>
          </table:table-cell>
          <table:table-cell office:value-type="float" office:value="0" table:style-name="ce5">
            <text:p>0</text:p>
          </table:table-cell>
          <table:table-cell office:value-type="float" office:value="1.799488" table:style-name="ce5">
            <text:p>1.7994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2" table:style-name="ce3">
            <text:p>12</text:p>
          </table:table-cell>
          <table:table-cell office:value-type="float" office:value="2.4390243900000002" table:style-name="ce5">
            <text:p>2.43902439</text:p>
          </table:table-cell>
          <table:table-cell office:value-type="float" office:value="-21.951219510000001" table:style-name="ce5">
            <text:p>-21.95121951</text:p>
          </table:table-cell>
          <table:table-cell office:value-type="float" office:value="0" table:style-name="ce5">
            <text:p>0</text:p>
          </table:table-cell>
          <table:table-cell office:value-type="float" office:value="1.4024000000000001" table:style-name="ce5">
            <text:p>1.402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28" table:style-name="ce3">
            <text:p>28</text:p>
          </table:table-cell>
          <table:table-cell office:value-type="float" office:value="3.2232070899999998" table:style-name="ce5">
            <text:p>3.22320709</text:p>
          </table:table-cell>
          <table:table-cell office:value-type="float" office:value="-28.20306205" table:style-name="ce5">
            <text:p>-28.20306205</text:p>
          </table:table-cell>
          <table:table-cell office:value-type="float" office:value="0" table:style-name="ce5">
            <text:p>0</text:p>
          </table:table-cell>
          <table:table-cell office:value-type="float" office:value="1.0505599999999999" table:style-name="ce5">
            <text:p>1.0505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float" office:value="12" table:style-name="ce5">
            <text:p>12</text:p>
          </table:table-cell>
          <table:table-cell office:value-type="float" office:value="1.98019802" table:style-name="ce5">
            <text:p>1.98019802</text:p>
          </table:table-cell>
          <table:table-cell office:value-type="float" office:value="-19.801980199999999" table:style-name="ce5">
            <text:p>-19.8019802</text:p>
          </table:table-cell>
          <table:table-cell office:value-type="float" office:value="0" table:style-name="ce5">
            <text:p>0</text:p>
          </table:table-cell>
          <table:table-cell office:value-type="float" office:value="1.4979199999999999" table:style-name="ce5">
            <text:p>1.4979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float" office:value="29" table:style-name="ce5">
            <text:p>2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0.99009901" table:style-name="ce5">
            <text:p>0.99009901</text:p>
          </table:table-cell>
          <table:table-cell office:value-type="float" office:value="-9.9009900999999996" table:style-name="ce5">
            <text:p>-9.9009901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3">
            <text:p>28</text:p>
          </table:table-cell>
          <table:table-cell office:value-type="float" office:value="31" table:style-name="ce3">
            <text:p>31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29" table:style-name="ce3">
            <text:p>29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33" table:style-name="ce7">
            <text:p>33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14" table:style-name="ce7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4" table:style-name="ce7">
            <text:p>34</text:p>
          </table:table-cell>
          <table:table-cell office:value-type="float" office:value="2.2003545" table:style-name="ce5">
            <text:p>2.2003545</text:p>
          </table:table-cell>
          <table:table-cell office:value-type="float" office:value="-14.669488400000001" table:style-name="ce5">
            <text:p>-14.6694884</text:p>
          </table:table-cell>
          <table:table-cell office:value-type="float" office:value="0" table:style-name="ce5">
            <text:p>0</text:p>
          </table:table-cell>
          <table:table-cell office:value-type="float" office:value="2.0005760000000001" table:style-name="ce5">
            <text:p>2.0005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37.497070540000003" table:style-name="ce5">
            <text:p>37.49707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5" table:style-name="ce7">
            <text:p>35</text:p>
          </table:table-cell>
          <table:table-cell office:value-type="float" office:value="0.93225606000000005" table:style-name="ce5">
            <text:p>0.93225606</text:p>
          </table:table-cell>
          <table:table-cell office:value-type="float" office:value="-12.430080800000001" table:style-name="ce5">
            <text:p>-12.4300808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3.333333330000002" table:style-name="ce5">
            <text:p>33.33333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6" table:style-name="ce5">
            <text:p>36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20" table:style-name="ce5">
            <text:p>20</text:p>
          </table:table-cell>
          <table:table-cell office:value-type="float" office:value="2.9112081500000002" table:style-name="ce5">
            <text:p>2.91120815</text:p>
          </table:table-cell>
          <table:table-cell office:value-type="float" office:value="-21.834061139999999" table:style-name="ce5">
            <text:p>-21.83406114</text:p>
          </table:table-cell>
          <table:table-cell office:value-type="float" office:value="0" table:style-name="ce5">
            <text:p>0</text:p>
          </table:table-cell>
          <table:table-cell office:value-type="float" office:value="1.3018879999999999" table:style-name="ce5">
            <text:p>1.301888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8.7336244500000006" table:style-name="ce5">
            <text:p>8.73362445</text:p>
          </table:table-cell>
          <table:table-cell office:value-type="float" office:value="-65.502183410000001" table:style-name="ce5">
            <text:p>-65.50218341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36" table:style-name="ce5">
            <text:p>36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36" table:style-name="ce5">
            <text:p>36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9.9009900999999996" table:style-name="ce5">
            <text:p>9.9009901</text:p>
          </table:table-cell>
          <table:table-cell office:value-type="float" office:value="-99.009900990000006" table:style-name="ce5">
            <text:p>-99.00990099</text:p>
          </table:table-cell>
          <table:table-cell office:value-type="float" office:value="0" table:style-name="ce5">
            <text:p>0</text:p>
          </table:table-cell>
          <table:table-cell office:value-type="float" office:value="0.30159399999999997" table:style-name="ce5">
            <text:p>0.30159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8" table:style-name="ce5">
            <text:p>18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37" table:style-name="ce5">
            <text:p>37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7" table:style-name="ce5">
            <text:p>37</text:p>
          </table:table-cell>
          <table:table-cell office:value-type="float" office:value="19" table:style-name="ce5">
            <text:p>19</text:p>
          </table:table-cell>
          <table:table-cell office:value-type="float" office:value="2.4752475199999999" table:style-name="ce5">
            <text:p>2.47524752</text:p>
          </table:table-cell>
          <table:table-cell office:value-type="float" office:value="-24.75247525" table:style-name="ce5">
            <text:p>-24.75247525</text:p>
          </table:table-cell>
          <table:table-cell office:value-type="float" office:value="0" table:style-name="ce5">
            <text:p>0</text:p>
          </table:table-cell>
          <table:table-cell office:value-type="float" office:value="1.201344" table:style-name="ce5">
            <text:p>1.2013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21" table:style-name="ce5">
            <text:p>21</text:p>
          </table:table-cell>
          <table:table-cell office:value-type="float" office:value="1.6868578400000001" table:style-name="ce5">
            <text:p>1.68685784</text:p>
          </table:table-cell>
          <table:table-cell office:value-type="float" office:value="-12.268057049999999" table:style-name="ce5">
            <text:p>-12.26805705</text:p>
          </table:table-cell>
          <table:table-cell office:value-type="float" office:value="0" table:style-name="ce5">
            <text:p>0</text:p>
          </table:table-cell>
          <table:table-cell office:value-type="float" office:value="2.3976639999999998" table:style-name="ce5">
            <text:p>2.3976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4.4247787599999997" table:style-name="ce5">
            <text:p>4.42477876</text:p>
          </table:table-cell>
          <table:table-cell office:value-type="float" office:value="-66.371681420000002" table:style-name="ce5">
            <text:p>-66.37168142</text:p>
          </table:table-cell>
          <table:table-cell office:value-type="float" office:value="0" table:style-name="ce5">
            <text:p>0</text:p>
          </table:table-cell>
          <table:table-cell office:value-type="float" office:value="0.49763200000000002" table:style-name="ce5">
            <text:p>0.497632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4.9504950499999998" table:style-name="ce5">
            <text:p>4.95049505</text:p>
          </table:table-cell>
          <table:table-cell office:value-type="float" office:value="-49.5049505" table:style-name="ce5">
            <text:p>-49.5049505</text:p>
          </table:table-cell>
          <table:table-cell office:value-type="float" office:value="0" table:style-name="ce5">
            <text:p>0</text:p>
          </table:table-cell>
          <table:table-cell office:value-type="float" office:value="0.59817600000000004" table:style-name="ce5">
            <text:p>0.598176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0.89974399999999999" table:style-name="ce5">
            <text:p>0.89974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3.30033003" table:style-name="ce5">
            <text:p>3.30033003</text:p>
          </table:table-cell>
          <table:table-cell office:value-type="float" office:value="-33.003300330000002" table:style-name="ce5">
            <text:p>-33.00330033</text:p>
          </table:table-cell>
          <table:table-cell office:value-type="float" office:value="0" table:style-name="ce5">
            <text:p>0</text:p>
          </table:table-cell>
          <table:table-cell office:value-type="float" office:value="3.000864" table:style-name="ce5">
            <text:p>3.000864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5"/>
        <table:table-column table:style-name="co12" table:default-cell-style-name="ce5"/>
        <table:table-column table:style-name="co1" table:number-columns-repeated="6" table:default-cell-style-name="ce5"/>
        <table:table-column table:style-name="co13" table:default-cell-style-name="ce5"/>
        <table:table-column table:style-name="co1" table:number-columns-repeated="16374" table:default-cell-style-name="ce5"/>
        <table:table-row table:style-name="ro2">
          <table:table-cell office:value-type="string" table:style-name="ce4">
            <text:p>Bus</text:p>
          </table:table-cell>
          <table:table-cell office:value-type="string" table:style-name="ce4">
            <text:p>Pg (pu)</text:p>
          </table:table-cell>
          <table:table-cell office:value-type="string" table:style-name="ce4">
            <text:p>Qg (pu)</text:p>
          </table:table-cell>
          <table:table-cell office:value-type="string" table:style-name="ce4">
            <text:p>Q_max (pu)</text:p>
          </table:table-cell>
          <table:table-cell office:value-type="string" table:style-name="ce4">
            <text:p>Q_min (pu)</text:p>
          </table:table-cell>
          <table:table-cell office:value-type="string" table:style-name="ce4">
            <text:p>V_set (pu)</text:p>
          </table:table-cell>
          <table:table-cell office:value-type="string" table:style-name="ce4">
            <text:p>P_max (pu)</text:p>
          </table:table-cell>
          <table:table-cell office:value-type="string" table:style-name="ce4">
            <text:p>P_min (pu)</text:p>
          </table:table-cell>
          <table:table-cell office:value-type="string" table:style-name="ce9">
            <text:p>cost_a</text:p>
          </table:table-cell>
          <table:table-cell office:value-type="string" table:style-name="ce9">
            <text:p>cost_b</text:p>
          </table:table-cell>
          <table:table-cell office:value-type="string" table:style-name="ce9">
            <text:p>cost_c</text:p>
          </table:table-cell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7.1996449871454997" table:style-name="ce1">
            <text:p>7.199644987</text:p>
          </table:table-cell>
          <table:table-cell office:value-type="float" office:value="-0.66767200000000004" table:style-name="ce5">
            <text:p>-0.667672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499987587564299" table:style-name="ce1">
            <text:p>1.049998759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float" office:value="0.100000269038581" table:style-name="ce1">
            <text:p>0.100000269</text:p>
          </table:table-cell>
          <table:table-cell office:value-type="float" office:value="-7.1233000000000005E-2" table:style-name="ce5">
            <text:p>-0.071233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499935463080901" table:style-name="ce1">
            <text:p>1.049993546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.3921337225228301" table:style-name="ce10">
            <text:p>1.392133723</text:p>
          </table:table-cell>
          <table:table-cell office:value-type="float" office:value="-0.22670599999999999" table:style-name="ce7">
            <text:p>-0.226706</text:p>
          </table:table-cell>
          <table:table-cell office:value-type="float" office:value="6.3" table:style-name="ce7">
            <text:p>6.3</text:p>
          </table:table-cell>
          <table:table-cell office:value-type="float" office:value="-6.3" table:style-name="ce7">
            <text:p>-6.3</text:p>
          </table:table-cell>
          <table:table-cell office:value-type="float" office:value="1.0499319814981101" table:style-name="ce10">
            <text:p>1.049931981</text:p>
          </table:table-cell>
          <table:table-cell office:value-type="float" office:value="6.3" table:style-name="ce7">
            <text:p>6.3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table:number-columns-repeated="16371" table:style-name="ce10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float" office:value="0.10000013220661499" table:style-name="ce1">
            <text:p>0.100000132</text:p>
          </table:table-cell>
          <table:table-cell office:value-type="float" office:value="-0.115498" table:style-name="ce5">
            <text:p>-0.115498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499924638852001" table:style-name="ce1">
            <text:p>1.049992464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float" office:value="4.74999506049903" table:style-name="ce1">
            <text:p>4.74999506</text:p>
          </table:table-cell>
          <table:table-cell office:value-type="float" office:value="-0.383351" table:style-name="ce5">
            <text:p>-0.383351</text:p>
          </table:table-cell>
          <table:table-cell office:value-type="float" office:value="3.25" table:style-name="ce5">
            <text:p>3.25</text:p>
          </table:table-cell>
          <table:table-cell office:value-type="float" office:value="-2.25" table:style-name="ce5">
            <text:p>-2.25</text:p>
          </table:table-cell>
          <table:table-cell office:value-type="float" office:value="1.04999790495289" table:style-name="ce1">
            <text:p>1.049997905</text:p>
          </table:table-cell>
          <table:table-cell office:value-type="float" office:value="4.75" table:style-name="ce5">
            <text:p>4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float" office:value="0.10000037243458799" table:style-name="ce1">
            <text:p>0.100000372</text:p>
          </table:table-cell>
          <table:table-cell office:value-type="float" office:value="0.68564800000000004" table:style-name="ce5">
            <text:p>0.685648</text:p>
          </table:table-cell>
          <table:table-cell office:value-type="float" office:value="5.6" table:style-name="ce5">
            <text:p>5.6</text:p>
          </table:table-cell>
          <table:table-cell office:value-type="float" office:value="-3.6" table:style-name="ce5">
            <text:p>-3.6</text:p>
          </table:table-cell>
          <table:table-cell office:value-type="float" office:value="1.04998645482077" table:style-name="ce1">
            <text:p>1.049986455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float" office:value="3.7999987397632502" table:style-name="ce1">
            <text:p>3.79999874</text:p>
          </table:table-cell>
          <table:table-cell office:value-type="float" office:value="7.5017E-2" table:style-name="ce5">
            <text:p>0.075017</text:p>
          </table:table-cell>
          <table:table-cell office:value-type="float" office:value="3.6" table:style-name="ce5">
            <text:p>3.6</text:p>
          </table:table-cell>
          <table:table-cell office:value-type="float" office:value="-2.8" table:style-name="ce5">
            <text:p>-2.8</text:p>
          </table:table-cell>
          <table:table-cell office:value-type="float" office:value="1.0499891106336099" table:style-name="ce1">
            <text:p>1.049989111</text:p>
          </table:table-cell>
          <table:table-cell office:value-type="float" office:value="3.8" table:style-name="ce5">
            <text:p>3.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float" office:value="0.100000138906938" table:style-name="ce1">
            <text:p>0.100000139</text:p>
          </table:table-cell>
          <table:table-cell office:value-type="float" office:value="-0.61467099999999997" table:style-name="ce5">
            <text:p>-0.614671</text:p>
          </table:table-cell>
          <table:table-cell office:value-type="float" office:value="9.65" table:style-name="ce5">
            <text:p>9.65</text:p>
          </table:table-cell>
          <table:table-cell office:value-type="float" office:value="-7.65" table:style-name="ce5">
            <text:p>-7.65</text:p>
          </table:table-cell>
          <table:table-cell office:value-type="float" office:value="1.0403004421008" table:style-name="ce1">
            <text:p>1.040300442</text:p>
          </table:table-cell>
          <table:table-cell office:value-type="float" office:value="9.65" table:style-name="ce5">
            <text:p>9.6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float" office:value="8.9999730089374506" table:style-name="ce1">
            <text:p>8.999973009</text:p>
          </table:table-cell>
          <table:table-cell office:value-type="float" office:value="0.99922100000000003" table:style-name="ce5">
            <text:p>0.999221</text:p>
          </table:table-cell>
          <table:table-cell office:value-type="float" office:value="9" table:style-name="ce5">
            <text:p>9</text:p>
          </table:table-cell>
          <table:table-cell office:value-type="float" office:value="-9" table:style-name="ce5">
            <text:p>-9</text:p>
          </table:table-cell>
          <table:table-cell office:value-type="float" office:value="1.0499994917447899" table:style-name="ce1">
            <text:p>1.049999492</text:p>
          </table:table-cell>
          <table:table-cell office:value-type="float" office:value="9" table:style-name="ce5">
            <text:p>9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float" office:value="7.1998241692694496" table:style-name="ce1">
            <text:p>7.199824169</text:p>
          </table:table-cell>
          <table:table-cell office:value-type="float" office:value="1.0178940000000001" table:style-name="ce5">
            <text:p>1.017894</text:p>
          </table:table-cell>
          <table:table-cell office:value-type="float" office:value="7.2" table:style-name="ce5">
            <text:p>7.2</text:p>
          </table:table-cell>
          <table:table-cell office:value-type="float" office:value="-7.2" table:style-name="ce5">
            <text:p>-7.2</text:p>
          </table:table-cell>
          <table:table-cell office:value-type="float" office:value="1.04999916923125" table:style-name="ce1">
            <text:p>1.049999169</text:p>
          </table:table-cell>
          <table:table-cell office:value-type="float" office:value="7.2" table:style-name="ce5">
            <text:p>7.2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float" office:value="0.10000029979375701" table:style-name="ce1">
            <text:p>0.1000003</text:p>
          </table:table-cell>
          <table:table-cell office:value-type="float" office:value="-0.60248299999999999" table:style-name="ce5">
            <text:p>-0.602483</text:p>
          </table:table-cell>
          <table:table-cell office:value-type="float" office:value="5.7" table:style-name="ce5">
            <text:p>5.7</text:p>
          </table:table-cell>
          <table:table-cell office:value-type="float" office:value="-3.7" table:style-name="ce5">
            <text:p>-3.7</text:p>
          </table:table-cell>
          <table:table-cell office:value-type="float" office:value="1.0377763801717499" table:style-name="ce1">
            <text:p>1.03777638</text:p>
          </table:table-cell>
          <table:table-cell office:value-type="float" office:value="5.7" table:style-name="ce5">
            <text:p>5.7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float" office:value="5.7499976908878301" table:style-name="ce1">
            <text:p>5.749997691</text:p>
          </table:table-cell>
          <table:table-cell office:value-type="float" office:value="-0.75795400000000002" table:style-name="ce5">
            <text:p>-0.757954</text:p>
          </table:table-cell>
          <table:table-cell office:value-type="float" office:value="5.15" table:style-name="ce5">
            <text:p>5.15</text:p>
          </table:table-cell>
          <table:table-cell office:value-type="float" office:value="-4.1500000000000004" table:style-name="ce5">
            <text:p>-4.15</text:p>
          </table:table-cell>
          <table:table-cell office:value-type="float" office:value="1.03071126061389" table:style-name="ce1">
            <text:p>1.030711261</text:p>
          </table:table-cell>
          <table:table-cell office:value-type="float" office:value="5.75" table:style-name="ce5">
            <text:p>5.75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-2.4321090000000001" table:style-name="ce5">
            <text:p>-2.432109</text:p>
          </table:table-cell>
          <table:table-cell office:value-type="float" office:value="5.7" table:style-name="ce5">
            <text:p>5.7</text:p>
          </table:table-cell>
          <table:table-cell office:value-type="float" office:value="-5.7" table:style-name="ce5">
            <text:p>-5.7</text:p>
          </table:table-cell>
          <table:table-cell office:value-type="float" office:value="0.95000588346277104" table:style-name="ce1">
            <text:p>0.950005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float" office:value="6.2999986112489603" table:style-name="ce1">
            <text:p>6.299998611</text:p>
          </table:table-cell>
          <table:table-cell office:value-type="float" office:value="-2.209473" table:style-name="ce5">
            <text:p>-2.209473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3445437704729" table:style-name="ce1">
            <text:p>1.034454377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float" office:value="0.100000338862128" table:style-name="ce1">
            <text:p>0.100000339</text:p>
          </table:table-cell>
          <table:table-cell office:value-type="float" office:value="3.5671460000000002" table:style-name="ce5">
            <text:p>3.567146</text:p>
          </table:table-cell>
          <table:table-cell office:value-type="float" office:value="18.399999999999999" table:style-name="ce5">
            <text:p>18.4</text:p>
          </table:table-cell>
          <table:table-cell office:value-type="float" office:value="-5.4" table:style-name="ce5">
            <text:p>-5.4</text:p>
          </table:table-cell>
          <table:table-cell office:value-type="float" office:value="1.04998699598653" table:style-name="ce1">
            <text:p>1.049986996</text:p>
          </table:table-cell>
          <table:table-cell office:value-type="float" office:value="28" table:style-name="ce5">
            <text:p>28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table:number-columns-repeated="16370" table:style-name="ce1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5.3999987150403701" table:style-name="ce1">
            <text:p>5.399998715</text:p>
          </table:table-cell>
          <table:table-cell office:value-type="float" office:value="1.1628890000000001" table:style-name="ce5">
            <text:p>1.162889</text:p>
          </table:table-cell>
          <table:table-cell office:value-type="float" office:value="5.8" table:style-name="ce5">
            <text:p>5.8</text:p>
          </table:table-cell>
          <table:table-cell office:value-type="float" office:value="-5.4" table:style-name="ce5">
            <text:p>-5.4</text:p>
          </table:table-cell>
          <table:table-cell office:value-type="float" office:value="1.04998709437505" table:style-name="ce1">
            <text:p>1.049987094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6.2999987851066299" table:style-name="ce1">
            <text:p>6.299998785</text:p>
          </table:table-cell>
          <table:table-cell office:value-type="float" office:value="-9.2790000000000008E-3" table:style-name="ce5">
            <text:p>-0.009279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224079508142701" table:style-name="ce1">
            <text:p>1.022407951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float" office:value="0.100000145170228" table:style-name="ce1">
            <text:p>0.100000145</text:p>
          </table:table-cell>
          <table:table-cell office:value-type="float" office:value="-0.365537" table:style-name="ce5">
            <text:p>-0.365537</text:p>
          </table:table-cell>
          <table:table-cell office:value-type="float" office:value="6.3" table:style-name="ce5">
            <text:p>6.3</text:p>
          </table:table-cell>
          <table:table-cell office:value-type="float" office:value="-6.3" table:style-name="ce5">
            <text:p>-6.3</text:p>
          </table:table-cell>
          <table:table-cell office:value-type="float" office:value="1.02288850304598" table:style-name="ce1">
            <text:p>1.022888503</text:p>
          </table:table-cell>
          <table:table-cell office:value-type="float" office:value="6.3" table:style-name="ce5">
            <text:p>6.3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float" office:value="5.3999987928689199" table:style-name="ce1">
            <text:p>5.399998793</text:p>
          </table:table-cell>
          <table:table-cell office:value-type="float" office:value="-0.56742599999999999" table:style-name="ce5">
            <text:p>-0.567426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2225417946972" table:style-name="ce1">
            <text:p>1.022254179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float" office:value="0.10000034512685201" table:style-name="ce1">
            <text:p>0.100000345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499907976965299" table:style-name="ce1">
            <text:p>1.049990798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float" office:value="5.3999987997871202" table:style-name="ce3">
            <text:p>5.3999988</text:p>
          </table:table-cell>
          <table:table-cell office:value-type="float" office:value="0.75346100000000005" table:style-name="ce5">
            <text:p>0.753461</text:p>
          </table:table-cell>
          <table:table-cell office:value-type="float" office:value="5.4" table:style-name="ce5">
            <text:p>5.4</text:p>
          </table:table-cell>
          <table:table-cell office:value-type="float" office:value="-5.4" table:style-name="ce5">
            <text:p>-5.4</text:p>
          </table:table-cell>
          <table:table-cell office:value-type="float" office:value="1.0499908701085701" table:style-name="ce1">
            <text:p>1.04999087</text:p>
          </table:table-cell>
          <table:table-cell office:value-type="float" office:value="5.4" table:style-name="ce5">
            <text:p>5.4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float" office:value="0.100000128901195" table:style-name="ce5">
            <text:p>0.100000129</text:p>
          </table:table-cell>
          <table:table-cell office:value-type="float" office:value="1.408962" table:style-name="ce5">
            <text:p>1.408962</text:p>
          </table:table-cell>
          <table:table-cell office:value-type="float" office:value="5.2" table:style-name="ce5">
            <text:p>5.2</text:p>
          </table:table-cell>
          <table:table-cell office:value-type="float" office:value="-4.5" table:style-name="ce5">
            <text:p>-4.5</text:p>
          </table:table-cell>
          <table:table-cell office:value-type="float" office:value="1.0499963524963301" table:style-name="ce1">
            <text:p>1.049996352</text:p>
          </table:table-cell>
          <table:table-cell office:value-type="float" office:value="5.6" table:style-name="ce5">
            <text:p>5.6</text:p>
          </table:table-cell>
          <table:table-cell office:value-type="float" office:value="0.1" table:style-name="ce5">
            <text:p>0.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5">
            <text:p>0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22.652723428424199" table:style-name="ce7">
            <text:p>22.65272343</text:p>
          </table:table-cell>
          <table:table-cell office:value-type="float" office:value="4.5444110000000002" table:style-name="ce7">
            <text:p>4.544411</text:p>
          </table:table-cell>
          <table:table-cell office:value-type="float" office:value="40" table:style-name="ce7">
            <text:p>40</text:p>
          </table:table-cell>
          <table:table-cell office:value-type="float" office:value="-20.5" table:style-name="ce7">
            <text:p>-20.5</text:p>
          </table:table-cell>
          <table:table-cell office:value-type="float" office:value="1.0499978334305999" table:style-name="ce7">
            <text:p>1.049997833</text:p>
          </table:table-cell>
          <table:table-cell office:value-type="float" office:value="45" table:style-name="ce7">
            <text:p>45</text:p>
          </table:table-cell>
          <table:table-cell office:value-type="float" office:value="0.1" table:style-name="ce7">
            <text:p>0.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3" table:style-name="ce7"/>
        </table:table-row>
        <table:table-row table:number-rows-repeated="1048552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6381" table:default-cell-style-name="ce5"/>
        <table:table-row table:style-name="ro1">
          <table:table-cell office:value-type="string" table:style-name="ce9">
            <text:p>Bus_N</text:p>
          </table:table-cell>
          <table:table-cell office:value-type="string" table:style-name="ce9">
            <text:p>Pd (pu)</text:p>
          </table:table-cell>
          <table:table-cell office:value-type="string" table:style-name="ce9">
            <text:p>Qd (pu)</text:p>
          </table:table-cell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0.8" table:style-name="ce5">
            <text:p>0.8</text:p>
          </table:table-cell>
          <table:table-cell table:number-columns-repeated="16381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.4</text:p>
          </table:table-cell>
          <table:table-cell table:number-columns-repeated="16381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2.8" table:style-name="ce5">
            <text:p>2.8</text:p>
          </table:table-cell>
          <table:table-cell office:value-type="float" office:value="0.95" table:style-name="ce5">
            <text:p>0.95</text:p>
          </table:table-cell>
          <table:table-cell table:number-columns-repeated="16381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.0221999999999998" table:style-name="ce5">
            <text:p>4.0222</text:p>
          </table:table-cell>
          <table:table-cell office:value-type="float" office:value="1.9011100000000001" table:style-name="ce5">
            <text:p>1.90111</text:p>
          </table:table-cell>
          <table:table-cell table:number-columns-repeated="16381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2.0121000000000002" table:style-name="ce5">
            <text:p>2.0121</text:p>
          </table:table-cell>
          <table:table-cell office:value-type="float" office:value="0.75060000000000004" table:style-name="ce5">
            <text:p>0.7506</text:p>
          </table:table-cell>
          <table:table-cell table:number-columns-repeated="16381" table:style-name="ce5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.5420799999999999" table:style-name="ce5">
            <text:p>1.54208</text:p>
          </table:table-cell>
          <table:table-cell office:value-type="float" office:value="0.96209999999999996" table:style-name="ce5">
            <text:p>0.9621</text:p>
          </table:table-cell>
          <table:table-cell table:number-columns-repeated="16381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682099999999999" table:style-name="ce5">
            <text:p>2.86821</text:p>
          </table:table-cell>
          <table:table-cell table:number-columns-repeated="16381" table:style-name="ce5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81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0.3" table:style-name="ce5">
            <text:p>0.3</text:p>
          </table:table-cell>
          <table:table-cell table:number-columns-repeated="16381" table:style-name="ce5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0.5" table:style-name="ce5">
            <text:p>0.5</text:p>
          </table:table-cell>
          <table:table-cell table:number-columns-repeated="16381" table:style-name="ce5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5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.62018" table:style-name="ce5">
            <text:p>3.62018</text:p>
          </table:table-cell>
          <table:table-cell office:value-type="float" office:value="1.51101" table:style-name="ce5">
            <text:p>1.51101</text:p>
          </table:table-cell>
          <table:table-cell table:number-columns-repeated="16381" table:style-name="ce5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2.6821299999999999" table:style-name="ce5">
            <text:p>2.68213</text:p>
          </table:table-cell>
          <table:table-cell office:value-type="float" office:value="1.43411" table:style-name="ce5">
            <text:p>1.43411</text:p>
          </table:table-cell>
          <table:table-cell table:number-columns-repeated="16381" table:style-name="ce5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6.0343" table:style-name="ce5">
            <text:p>6.0343</text:p>
          </table:table-cell>
          <table:table-cell office:value-type="float" office:value="2.88171" table:style-name="ce5">
            <text:p>2.88171</text:p>
          </table:table-cell>
          <table:table-cell table:number-columns-repeated="16381" table:style-name="ce5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4.6942300000000001" table:style-name="ce5">
            <text:p>4.69423</text:p>
          </table:table-cell>
          <table:table-cell office:value-type="float" office:value="2.3847100000000001" table:style-name="ce5">
            <text:p>2.38471</text:p>
          </table:table-cell>
          <table:table-cell table:number-columns-repeated="16381" table:style-name="ce5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0.67003000000000001" table:style-name="ce5">
            <text:p>0.67003</text:p>
          </table:table-cell>
          <table:table-cell office:value-type="float" office:value="0.48349999999999999" table:style-name="ce5">
            <text:p>0.4835</text:p>
          </table:table-cell>
          <table:table-cell table:number-columns-repeated="16381" table:style-name="ce5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5.3642599999999998" table:style-name="ce5">
            <text:p>5.36426</text:p>
          </table:table-cell>
          <table:table-cell office:value-type="float" office:value="2.8882099999999999" table:style-name="ce5">
            <text:p>2.88821</text:p>
          </table:table-cell>
          <table:table-cell table:number-columns-repeated="16381" table:style-name="ce5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5" table:style-name="ce5">
            <text:p>5</text:p>
          </table:table-cell>
          <table:table-cell office:value-type="float" office:value="1.49" table:style-name="ce5">
            <text:p>1.49</text:p>
          </table:table-cell>
          <table:table-cell table:number-columns-repeated="16381" table:style-name="ce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5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5.9" table:style-name="ce7">
            <text:p>5.9</text:p>
          </table:table-cell>
          <table:table-cell office:value-type="float" office:value="3" table:style-name="ce7">
            <text:p>3</text:p>
          </table:table-cell>
          <table:table-cell table:number-columns-repeated="3" table:style-name="ce7"/>
          <table:table-cell table:number-columns-repeated="2" table:style-name="ce5"/>
          <table:table-cell table:number-columns-repeated="16376" table:style-name="ce7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3"/>
        <table:table-column table:style-name="co16" table:default-cell-style-name="ce3"/>
        <table:table-column table:style-name="co1" table:number-columns-repeated="16380" table:default-cell-style-name="ce3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-16.666666670000001" table:style-name="ce3">
            <text:p>-1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5" table:style-name="ce3">
            <text:p>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-26.666666670000001" table:style-name="ce3">
            <text:p>-2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-13.33333333" table:style-name="ce3">
            <text:p>-1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-56.666666669999998" table:style-name="ce3">
            <text:p>-5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5" table:style-name="ce3">
            <text:p>8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66.666666669999998" table:style-name="ce3">
            <text:p>-6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53.333333330000002" table:style-name="ce3">
            <text:p>-5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-20" table:style-name="ce3">
            <text:p>-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23.333333329999999" table:style-name="ce3">
            <text:p>-2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.5" table:style-name="ce3">
            <text:p>3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-30" table:style-name="ce3">
            <text:p>-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-46.666666669999998" table:style-name="ce3">
            <text:p>-46.6666666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-40" table:style-name="ce3">
            <text:p>-4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-33.333333330000002" table:style-name="ce3">
            <text:p>-33.333333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-300" table:style-name="ce3">
            <text:p>-3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5" table:style-name="ce3">
            <text:p>4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-125" table:style-name="ce3">
            <text:p>-1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2.5" table:style-name="ce3">
            <text:p>12.5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-83.33" table:style-name="ce3">
            <text:p>-83.3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.3330000000000002" table:style-name="ce3">
            <text:p>8.333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-100" table:style-name="ce3">
            <text:p>-1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.9009009009009008" table:formula="of:=1/1.11" table:style-name="ce12">
            <text:p>0.900900901</text:p>
          </table:table-cell>
          <table:table-cell office:value-type="float" office:value="1.1494252873563218" table:formula="of:=1/0.87" table:style-name="ce12">
            <text:p>1.149425287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table:number-columns-repeated="16374" table:style-name="ce12"/>
        </table:table-row>
        <table:table-row table:number-rows-repeated="104854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Bus</text:p>
          </table:table-cell>
          <table:table-cell office:value-type="string" table:style-name="ce13">
            <text:p>bsh0</text:p>
          </table:table-cell>
          <table:table-cell office:value-type="string" table:style-name="ce13">
            <text:p>bshmin</text:p>
          </table:table-cell>
          <table:table-cell office:value-type="string" table:style-name="ce13">
            <text:p>bshmax</text:p>
          </table:table-cell>
          <table:table-cell table:number-columns-repeated="16380" table:style-name="ce1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.4011999999999998" table:style-name="ce1">
            <text:p>-3.4012</text:p>
          </table:table-cell>
          <table:table-cell office:value-type="float" office:value="-6.8023999999999996" table:style-name="ce1">
            <text:p>-6.80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4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5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Muhammad USMAN</meta:initial-creator>
    <dc:creator>Mohammad Iman ALIZADEH</dc:creator>
    <meta:creation-date>2020-08-07T14:21:31Z</meta:creation-date>
    <dc:date>2023-03-07T08:23:39Z</dc:date>
  </office:meta>
</office:document-meta>
</file>